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d031"/>
    </style:style>
    <style:style style:name="P2" style:family="paragraph" style:parent-style-name="Text_20_body">
      <style:text-properties officeooo:rsid="0006d031" officeooo:paragraph-rsid="0006d031"/>
    </style:style>
    <style:style style:name="P3" style:family="paragraph" style:parent-style-name="Text_20_body">
      <style:text-properties fo:font-weight="normal" officeooo:rsid="0006d031" officeooo:paragraph-rsid="0006d031" style:font-weight-asian="normal" style:font-weight-complex="normal"/>
    </style:style>
    <style:style style:name="P4" style:family="paragraph" style:parent-style-name="Text_20_body">
      <style:text-properties fo:font-weight="bold" officeooo:rsid="0006d031" officeooo:paragraph-rsid="0006d031" style:font-weight-asian="bold" style:font-weight-complex="bold"/>
    </style:style>
    <style:style style:name="T1" style:family="text">
      <style:text-properties officeooo:rsid="0006d0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script <text:span text:style-name="T1">Tuto</text:span></text:p>
      <text:p text:style-name="P1"/>
      <text:h text:style-name="Heading_20_2" text:outline-level="2">Les objets html :</text:h>
      <text:p text:style-name="P2"><text:a xlink:type="simple" xlink:href="http://fr.openclassrooms.com/informatique/cours/tout-sur-le-javascript/les-objets-html">http://fr.openclassrooms.com/informatique/cours/tout-sur-le-javascript/les-objets-html</text:a></text:p>
      <text:p text:style-name="P2">Section : <text:span text:style-name="T2">Un traitement de faveur pour les formulaires</text:span></text:p>
      <text:p text:style-name="P3">&lt;form id="monFormulaire" method="post" action="demo.php"&gt;</text:p>
      <text:p text:style-name="P3"><text:s text:c="3"/>&lt;p&gt;</text:p>
      <text:p text:style-name="P3"><text:s text:c="5"/>&lt;label for="pseudo"&gt;Pseudo :&lt;/label&gt;</text:p>
      <text:p text:style-name="P3"><text:s text:c="5"/>&lt;input id="pseudo" name="pseudo" type="text" /&gt;</text:p>
      <text:p text:style-name="P3"><text:s text:c="3"/>&lt;/p&gt;</text:p>
      <text:p text:style-name="P3"><text:s text:c="3"/>&lt;p&gt; blabla &lt;/p&gt;</text:p>
      <text:p text:style-name="P3"><text:s text:c="3"/>...</text:p>
      <text:p text:style-name="P3"><text:s/>&lt;/form&gt;</text:p>
      <text:p text:style-name="P4">Pour acceder au champ pseudo :</text:p>
      <text:p text:style-name="P3">var monForm = document.getElementById("monFormulaire");</text:p>
      <text:p text:style-name="P3">var champPseudo = monForm.pseudo; || monForm.elements["pseudo"];</text:p>
      <text:p text:style-name="P3">Dans le cas des éléments de formulaires, on accède donc aux sous-objets directement par leur nom (<text:span text:style-name="T3">l'attribut name</text:span>).</text:p>
      <text:p text:style-name="P3"/>
      <text:h text:style-name="Heading_20_2" text:outline-level="2">Manipuler le code HTML (partie 1/2)</text:h>
      <text:p text:style-name="P3"><text:a xlink:type="simple" xlink:href="http://fr.openclassrooms.com/informatique/cours/dynamisez-vos-sites-web-avec-javascript/manipuler-le-code-html-partie-1-2">http://fr.openclassrooms.com/informatique/cours/dynamisez-vos-sites-web-avec-javascript/manipuler-le-code-html-partie-1-2</text:a></text:p>
      <text:h text:style-name="Heading_20_2" text:outline-level="2">Manipuler le code HTML (partie 2/2)</text:h>
      <text:p text:style-name="P3"><text:a xlink:type="simple" xlink:href="http://fr.openclassrooms.com/informatique/cours/dynamisez-vos-sites-web-avec-javascript/manipuler-le-code-html-partie-2-2">http://fr.openclassrooms.com/informatique/cours/dynamisez-vos-sites-web-avec-javascript/manipuler-le-code-html-partie-2-2</text:a></text:p>
      <text:p text:style-name="P3"/>
      <text:h text:style-name="Heading_20_2" text:outline-level="2">Maîtriser les tableaux HTML</text:h>
      <text:p text:style-name="P2"><text:a xlink:type="simple" xlink:href="http://fr.openclassrooms.com/informatique/cours/maitriser-les-tableaux-html-avec-javascript">http://fr.openclassrooms.com/informatique/cours/maitriser-les-tableaux-html-avec-javascript</text:a></text:p>
      <text:p text:style-name="P2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59:16.276197229</meta:creation-date>
    <dc:date>2014-07-29T11:11:42.959348272</dc:date>
    <meta:editing-duration>P0D</meta:editing-duration>
    <meta:editing-cycles>1</meta:editing-cycles>
    <meta:document-statistic meta:table-count="0" meta:image-count="0" meta:object-count="0" meta:page-count="2" meta:paragraph-count="22" meta:word-count="88" meta:character-count="1061" meta:non-whitespace-character-count="972"/>
    <meta:generator>LibreOffice/4.2.3.3$Linux_X86_64 LibreOffice_project/420m0$Build-3</meta:generator>
  </office:meta>
</office:document-meta>
</file>